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Benchmarker.getAllFiles( File srcDir , FileFilter filter , List allFil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tandardBenchmarker.makeIndex( TestRunData trd , File srcDir , IndexWriter iw , boolean stored , boolean tokenized , boolean tfv , StandardOptions option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StandardBenchmarker.makeDocument( File in , String [ ] tags , boolean stored , boolean tokenized , boolean tfv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8">
            <text:p text:style-name="Table_20_Contents">18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StandardBenchmarker.StandardBenchmar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ndardBenchmarker.runBenchmark( TestData params , StandardOptions options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09">
            <text:p text:style-name="Table_20_Contents">109</text:p>
          </table:table-cell>
        </table:table-row>
        <table:table-row>
          <table:table-cell office:value-type="string">
            <text:p text:style-name="Table_20_Contents">StandardBenchmarker.saveStream( InputStream is , File out , boolean closeInpu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tandardBenchmarker.benchmark( File workingDir , BenchmarkOptions op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StandardBenchmarker.reset( File indexDi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ndardBenchmarker.getSourceDirectory( File working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Benchmarker.createQueries( List qs , Analyzer a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33">
            <text:p text:style-name="Table_20_Contents">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